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cus-subtitle">
      <style:graphic-properties draw:fill-color="#ffffff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cm" loext:decorative="false"/>
      <style:paragraph-properties style:writing-mode="lr-tb"/>
    </style:style>
    <style:style style:name="pr3" style:family="presentation" style:parent-style-name="Focus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Focus1-title">
      <style:graphic-properties fo:min-height="3cm" loext:decorative="false"/>
      <style:paragraph-properties style:writing-mode="lr-tb"/>
    </style:style>
    <style:style style:name="pr5" style:family="presentation" style:parent-style-name="Focus1-outline1">
      <style:graphic-properties fo:min-height="9.135cm" loext:decorative="false"/>
      <style:paragraph-properties style:writing-mode="lr-tb"/>
    </style:style>
    <style:style style:name="pr6" style:family="presentation" style:parent-style-name="Focus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Focus2-title">
      <style:graphic-properties fo:min-height="2.63cm" loext:decorative="false"/>
      <style:paragraph-properties style:writing-mode="lr-tb"/>
    </style:style>
    <style:style style:name="pr8" style:family="presentation" style:parent-style-name="Focus2-outline1">
      <style:graphic-properties fo:min-height="9.135cm" loext:decorative="false"/>
      <style:paragraph-properties style:writing-mode="lr-tb"/>
    </style:style>
    <style:style style:name="pr9" style:family="presentation" style:parent-style-name="Focus2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Focus3-title">
      <style:graphic-properties fo:min-height="2.5cm" loext:decorative="false"/>
      <style:paragraph-properties style:writing-mode="lr-tb"/>
    </style:style>
    <style:style style:name="pr11" style:family="presentation" style:parent-style-name="Focus3-outline1">
      <style:graphic-properties fo:min-height="9.135cm" loext:decorative="false"/>
      <style:paragraph-properties style:writing-mode="lr-tb"/>
    </style:style>
    <style:style style:name="pr12" style:family="presentation" style:parent-style-name="Focus3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cm" svg:x="1.4cm" svg:y="0.62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2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draw:frame presentation:style-name="pr4" draw:layer="layout" svg:width="12cm" svg:height="3cm" svg:x="8cm" svg:y="2.5cm" presentation:class="title" presentation:placeholder="true">
          <draw:text-box/>
        </draw:frame>
        <draw:frame presentation:style-name="pr5" draw:layer="layout" svg:width="12cm" svg:height="7cm" svg:x="8cm" svg:y="6cm" presentation:class="outline" presentation:placeholder="true">
          <draw:text-box/>
        </draw:frame>
        <presentation:notes draw:style-name="dp2">
          <draw:page-thumbnail draw:style-name="gr1" draw:layer="layout" svg:width="17cm" svg:height="9.562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draw:frame presentation:style-name="pr7" draw:layer="layout" svg:width="18.313cm" svg:height="2.63cm" svg:x="4.903cm" svg:y="0.627cm" presentation:class="title" presentation:placeholder="true" presentation:user-transformed="true">
          <draw:text-box/>
        </draw:frame>
        <draw:frame presentation:style-name="pr8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2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draw:frame presentation:style-name="pr10" draw:layer="layout" svg:width="24cm" svg:height="2.5cm" svg:x="2cm" svg:y="1cm" presentation:class="title" presentation:placeholder="true">
          <draw:text-box/>
        </draw:frame>
        <draw:frame presentation:style-name="pr11" draw:layer="layout" svg:width="24cm" svg:height="10cm" svg:x="2cm" svg:y="4cm" presentation:class="outline" presentation:placeholder="true">
          <draw:text-box/>
        </draw:frame>
        <presentation:notes draw:style-name="dp2">
          <draw:page-thumbnail draw:style-name="gr1" draw:layer="layout" svg:width="17cm" svg:height="9.562cm" svg:x="2cm" svg:y="2.5cm" draw:page-number="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draw:stroke="none" draw:fill="solid" draw:fill-color="#ea7500"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draw:stroke="none" draw:fill="solid" draw:fill-color="#780373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Purple">
      <style:graphic-properties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text-properties fo:color="#dddddd" loext:opacity="100%"/>
    </style:style>
    <style:style style:name="MP6" style:family="paragraph">
      <loext:graphic-properties draw:fill="solid" draw:fill-color="#ea7500"/>
      <style:text-properties fo:color="#dddddd" loext:opacity="100%"/>
    </style:style>
    <style:style style:name="MP7" style:family="paragraph">
      <loext:graphic-properties draw:fill="solid" draw:fill-color="#e8a202"/>
      <style:text-properties fo:color="#dddddd" loext:opacity="100%"/>
    </style:style>
    <style:style style:name="MP8" style:family="paragraph">
      <loext:graphic-properties draw:fill="solid" draw:fill-color="#168253"/>
      <style:text-properties fo:color="#dddddd" loext:opacity="100%"/>
    </style:style>
    <style:style style:name="MP9" style:family="paragraph">
      <loext:graphic-properties draw:fill="solid" draw:fill-color="#3465a4"/>
      <style:text-properties fo:color="#dddddd" loext:opacity="100%"/>
    </style:style>
    <style:style style:name="MP10" style:family="paragraph">
      <loext:graphic-properties draw:fill="solid" draw:fill-color="#780373"/>
      <style:text-properties fo:color="#dddddd" loext:opacity="100%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13.5cm" svg:height="8cm" svg:x="0cm" svg:y="0cm" svg:viewBox="0 0 13501 8001" draw:points="0,0 0,500 10405,8001 13501,0">
        <text:p/>
      </draw:polygon>
      <draw:polygon draw:style-name="Mgr4" draw:text-style-name="MP6" draw:layer="backgroundobjects" svg:width="16cm" svg:height="6cm" svg:x="12cm" svg:y="0cm" svg:viewBox="0 0 16001 6001" draw:points="16001,0 2500,0 0,6001 16001,2500">
        <text:p/>
      </draw:polygon>
      <draw:polygon draw:style-name="Mgr5" draw:text-style-name="MP7" draw:layer="backgroundobjects" svg:width="12.5cm" svg:height="10.5cm" svg:x="15.5cm" svg:y="3.5cm" svg:viewBox="0 0 12501 10501" draw:points="12501,10501 12501,0 0,2500">
        <text:p/>
      </draw:polygon>
      <draw:polygon draw:style-name="Mgr6" draw:text-style-name="MP8" draw:layer="backgroundobjects" svg:width="12.5cm" svg:height="7.25cm" svg:x="15.5cm" svg:y="8.5cm" svg:viewBox="0 0 12501 7251" draw:points="12501,7251 12501,6501 2000,0 0,7251">
        <text:p/>
      </draw:polygon>
      <draw:polygon draw:style-name="Mgr7" draw:text-style-name="MP9" draw:layer="backgroundobjects" svg:width="16cm" svg:height="5.3cm" svg:x="0cm" svg:y="10.45cm" svg:viewBox="0 0 16001 5301" draw:points="0,5301 14501,5301 16001,0 0,2546">
        <text:p/>
      </draw:polygon>
      <draw:polygon draw:style-name="Mgr8" draw:text-style-name="MP10" draw:layer="backgroundobjects" svg:width="12cm" svg:height="10.5cm" svg:x="0cm" svg:y="1.5cm" svg:viewBox="0 0 12001 10501" draw:points="0,0 0,10501 12001,8501">
        <text:p/>
      </draw:polygon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12" draw:layer="backgroundobjects" svg:width="9cm" svg:height="1cm" svg:x="9.5cm" svg:y="14.5cm" presentation:class="footer">
        <draw:text-box>
          <text:p text:style-name="MP11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9.1cm" svg:height="9cm" svg:x="0cm" svg:y="0cm" svg:viewBox="0 0 9101 9001" draw:points="0,0 9101,0 6101,9001 0,4501">
        <text:p/>
      </draw:polygon>
      <draw:polygon draw:style-name="Mgr9" draw:layer="backgroundobjects" svg:width="15cm" svg:height="3cm" svg:x="9cm" svg:y="0cm" svg:viewBox="0 0 15001 3001" draw:points="1000,0 0,3001 15001,0">
        <text:p/>
      </draw:polygon>
      <draw:polygon draw:style-name="Mgr5" draw:text-style-name="MP7" draw:layer="backgroundobjects" svg:width="11cm" svg:height="10.5cm" svg:x="17cm" svg:y="0cm" svg:viewBox="0 0 11001 10501" draw:points="11001,0 0,2500 11001,10501">
        <text:p/>
      </draw:polygon>
      <draw:polygon draw:style-name="Mgr6" draw:text-style-name="MP8" draw:layer="backgroundobjects" svg:width="9cm" svg:height="8.75cm" svg:x="19cm" svg:y="7cm" svg:viewBox="0 0 9001 8751" draw:points="9001,4501 3000,0 0,8751 9001,8751">
        <text:p/>
      </draw:polygon>
      <draw:polygon draw:style-name="Mgr7" draw:text-style-name="MP9" draw:layer="backgroundobjects" svg:width="14cm" svg:height="3.25cm" svg:x="5cm" svg:y="12.5cm" svg:viewBox="0 0 14001 3251" draw:points="0,3251 13001,3251 14001,0">
        <text:p/>
      </draw:polygon>
      <draw:polygon draw:style-name="Mgr10" draw:layer="backgroundobjects" svg:width="11.1cm" svg:height="9.75cm" svg:x="0cm" svg:y="6cm" svg:viewBox="0 0 11101 9751" draw:points="0,9751 1602,9751 11101,7440 0,0">
        <text:p/>
      </draw:polygon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5.5cm" svg:height="9.5cm" svg:x="0cm" svg:y="0cm" svg:viewBox="0 0 5501 9501" draw:points="0,0 0,8001 2500,9501 5501,0">
        <text:p/>
      </draw:polygon>
      <draw:polygon draw:style-name="Mgr9" draw:layer="backgroundobjects" svg:width="5.5cm" svg:height="1cm" svg:x="6.5cm" svg:y="0cm" svg:viewBox="0 0 5501 1001" draw:points="500,0 0,1001 5501,0">
        <text:p/>
      </draw:polygon>
      <draw:polygon draw:style-name="Mgr5" draw:text-style-name="MP7" draw:layer="backgroundobjects" svg:width="10cm" svg:height="7.5cm" svg:x="18cm" svg:y="0cm" svg:viewBox="0 0 10001 7501" draw:points="10001,0 1000,0 0,500 10001,7501">
        <text:p/>
      </draw:polygon>
      <draw:polygon draw:style-name="Mgr6" draw:text-style-name="MP8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9" draw:layer="backgroundobjects" svg:width="4.999cm" svg:height="1.25cm" svg:x="16.5cm" svg:y="14.5cm" svg:viewBox="0 0 5000 1251" draw:points="4500,1251 5000,0 0,1251">
        <text:p/>
      </draw:polygon>
      <draw:polygon draw:style-name="Mgr10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3cm" svg:height="9.5cm" svg:x="0cm" svg:y="0cm" svg:viewBox="0 0 3001 9501" draw:points="0,0 0,9501 3001,0">
        <text:p/>
      </draw:polygon>
      <draw:polygon draw:style-name="Mgr5" draw:text-style-name="MP7" draw:layer="backgroundobjects" svg:width="6.5cm" svg:height="4.5cm" svg:x="21.5cm" svg:y="0cm" svg:viewBox="0 0 6501 4501" draw:points="6501,0 0,0 6501,4501">
        <text:p/>
      </draw:polygon>
      <draw:polygon draw:style-name="Mgr6" draw:text-style-name="MP8" draw:layer="backgroundobjects" svg:width="3cm" svg:height="8.75cm" svg:x="25cm" svg:y="7cm" svg:viewBox="0 0 3001 8751" draw:points="3001,8751 3001,0 0,8751">
        <text:p/>
      </draw:polygon>
      <draw:polygon draw:style-name="Mgr10" draw:layer="backgroundobjects" svg:width="5.5cm" svg:height="3.75cm" svg:x="0cm" svg:y="12cm" svg:viewBox="0 0 5501 3751" draw:points="0,0 0,3751 5501,3751">
        <text:p/>
      </draw:polygon>
      <draw:frame presentation:style-name="Mpr10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0" draw:text-style-name="MP12" draw:layer="backgroundobjects" svg:width="9cm" svg:height="1cm" svg:x="9.5cm" svg:y="14.5cm" presentation:class="footer">
        <draw:text-box>
          <text:p text:style-name="MP11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49.404870200</meta:creation-date>
    <meta:editing-duration>P0D</meta:editing-duration>
    <meta:editing-cycles>1</meta:editing-cycles>
    <meta:generator>LibreOffice/24.2.7.2$Linux_AARCH64 LibreOffice_project/420$Build-2</meta:generator>
    <dc:title>Focus</dc:title>
    <dc:description>This work is licensed under a Creative Commons-0 licence.
It makes use of the works of Zirk.</dc:description>
    <meta:document-statistic meta:object-count="92"/>
    <meta:template xlink:type="simple" xlink:actuate="onRequest" xlink:title="Focus" xlink:href="../Focus.otp" meta:date="2025-12-09T10:55:49.405199800"/>
  </office:meta>
</office:document-meta>
</file>